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 style:font-family-generic="roman" style:font-pitch="variable"/>
    <style:font-face style:name="ArialMT1" svg:font-family="ArialMT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fo:language="en" fo:country="US" officeooo:rsid="00142766" officeooo:paragraph-rsid="00142766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142766" officeooo:paragraph-rsid="00142766" style:font-size-asian="14pt" style:font-size-complex="14pt"/>
    </style:style>
    <style:style style:name="P4" style:family="paragraph" style:parent-style-name="Text_20_body">
      <style:text-properties officeooo:rsid="00142766" officeooo:paragraph-rsid="00142766"/>
    </style:style>
    <style:style style:name="P5" style:family="paragraph" style:parent-style-name="Text_20_body">
      <style:text-properties fo:language="en" fo:country="US" officeooo:rsid="00142766" officeooo:paragraph-rsid="00142766"/>
    </style:style>
    <style:style style:name="P6" style:family="paragraph" style:parent-style-name="Text_20_body">
      <style:text-properties fo:language="ru" fo:country="RU" officeooo:rsid="00142766" officeooo:paragraph-rsid="00142766"/>
    </style:style>
    <style:style style:name="T1" style:family="text">
      <style:text-properties style:font-name="ArialMT" fo:font-size="11pt" style:font-size-asian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276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42766"/>
    </style:style>
    <style:style style:name="T6" style:family="text">
      <style:text-properties style:font-name="ArialMT1" fo:font-size="11pt" style:font-size-asian="11pt"/>
    </style:style>
    <style:style style:name="T7" style:family="text"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&lt;!DOCTYPE html&gt; - <text:span text:style-name="T5">обязан быть в каждом документе. Обозначает, что документ является файлом </text:span><text:span text:style-name="T3">html.</text:span></text:p>
      <text:p text:style-name="P4">Элементы заголова</text:p>
      <text:p text:style-name="P5">head</text:p>
      <text:p text:style-name="P5">meta</text:p>
      <text:p text:style-name="P6">определяют заголовок, а также метаданные документа, такие как кодировка, заголовок страницы, описание<text:span text:style-name="T2">, </text:span>ключевые слова.</text:p>
      <text:p text:style-name="P5">Body – <text:span text:style-name="T4">содержит основное содержание веб страницы</text:span></text:p>
      <text:p text:style-name="P1">header, представляет собой вводный контент, обычно</text:p>
      <text:p text:style-name="P1">группу вводных или навигационных средств. Он может содержать другие элементы-</text:p>
      <text:p text:style-name="P2">чаще всего заголовки, а также логотип, форму поиска, имя автора и другие элементы.</text:p>
      <text:p text:style-name="P2"/>
      <text:p text:style-name="P2">Nav – <text:span text:style-name="T4">семантический узел навигации — определяет навигацию по странице.</text:span></text:p>
      <text:p text:style-name="P2"/>
      <text:p text:style-name="P1"><text:span text:style-name="T3">main</text:span> предназначен для основного контента</text:p>
      <text:p text:style-name="P1">(содержимого) &lt;body&gt; документа (страницы). Основной контент состоит из контента,</text:p>
      <text:p text:style-name="P1">который непосредственно относится к главной теме документа или её развивает.</text:p>
      <text:p text:style-name="P1"/>
      <text:p text:style-name="P1">foote<text:span text:style-name="T3">r</text:span> представляет собой нижний колонтитул (футер,</text:p>
      <text:p text:style-name="P1">подвал). Футер обычно содержит информацию об авторе раздела, информацию об</text:p>
      <text:p text:style-name="P2">авторском праве или ссылки на связанные документы, реже навигацию по сайту.</text:p>
      <text:p text:style-name="P3"/>
      <text:p text:style-name="P2">Ol – <text:span text:style-name="T4">упорядоченный список</text:span></text:p>
      <text:p text:style-name="P2"/>
      <text:p text:style-name="P2">li – <text:span text:style-name="T4">элемент списка</text:span></text:p>
      <text:p text:style-name="P2"/>
      <text:p text:style-name="P2">img – <text:span text:style-name="T4">изображение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 style:font-family-generic="roman" style:font-pitch="variable"/>
    <style:font-face style:name="ArialMT1" svg:font-family="ArialMT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5:01:25.976000000</meta:creation-date>
    <dc:date>2023-11-15T15:11:11.750000000</dc:date>
    <meta:editing-duration>PT9M46S</meta:editing-duration>
    <meta:editing-cycles>1</meta:editing-cycles>
    <meta:document-statistic meta:table-count="0" meta:image-count="0" meta:object-count="0" meta:page-count="1" meta:paragraph-count="19" meta:word-count="134" meta:character-count="1023" meta:non-whitespace-character-count="902"/>
    <meta:generator>LibreOffice/7.5.3.2$Windows_X86_64 LibreOffice_project/9f56dff12ba03b9acd7730a5a481eea045e468f3</meta:generator>
  </office:meta>
</office:document-meta>
</file>